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119" officeooo:paragraph-rsid="00173119"/>
    </style:style>
    <style:style style:name="P2" style:family="paragraph" style:parent-style-name="Standard">
      <style:text-properties officeooo:rsid="00173119" officeooo:paragraph-rsid="0017cf67"/>
    </style:style>
    <style:style style:name="P3" style:family="paragraph" style:parent-style-name="Standard">
      <style:text-properties officeooo:rsid="0017cf67" officeooo:paragraph-rsid="0017cf67"/>
    </style:style>
    <style:style style:name="P4" style:family="paragraph" style:parent-style-name="Standard">
      <style:text-properties fo:font-weight="bold" officeooo:rsid="0017cf67" officeooo:paragraph-rsid="0017cf67" style:font-weight-asian="bold" style:font-weight-complex="bold"/>
    </style:style>
    <style:style style:name="P5" style:family="paragraph" style:parent-style-name="Preformatted_20_Text">
      <style:text-properties style:font-name="Ubuntu Mono" fo:font-size="10.3999996185303pt" officeooo:rsid="00173119" officeooo:paragraph-rsid="00173119"/>
    </style:style>
    <style:style style:name="P6" style:family="paragraph" style:parent-style-name="Preformatted_20_Text">
      <style:text-properties style:font-name="Ubuntu Mono" fo:font-size="10.3999996185303pt" officeooo:rsid="0017cf67" officeooo:paragraph-rsid="0017cf67"/>
    </style:style>
    <style:style style:name="P7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8" style:family="paragraph" style:parent-style-name="Preformatted_20_Text">
      <style:paragraph-properties fo:margin-top="0in" fo:margin-bottom="0in" loext:contextual-spacing="false" fo:padding="0in" fo:border="none"/>
      <style:text-properties fo:color="#ae81ff"/>
    </style:style>
    <style:style style:name="P9" style:family="paragraph" style:parent-style-name="Preformatted_20_Text">
      <style:paragraph-properties fo:margin-top="0in" fo:margin-bottom="0in" loext:contextual-spacing="false" fo:padding="0in" fo:border="none"/>
      <style:text-properties fo:color="#ae81ff" style:font-name="Ubuntu Mono" fo:font-size="10.3999996185303pt"/>
    </style:style>
    <style:style style:name="P10" style:family="paragraph" style:parent-style-name="Standard">
      <style:text-properties officeooo:rsid="0017cf67" officeooo:paragraph-rsid="0017cf67"/>
    </style:style>
    <style:style style:name="P11" style:family="paragraph" style:parent-style-name="Standard">
      <style:text-properties officeooo:rsid="0017e504" officeooo:paragraph-rsid="0017e504"/>
    </style:style>
    <style:style style:name="P12" style:family="paragraph" style:parent-style-name="Preformatted_20_Text">
      <style:paragraph-properties fo:margin-top="0in" fo:margin-bottom="0in" loext:contextual-spacing="false" fo:padding="0in" fo:border="none"/>
      <style:text-properties fo:color="#ae81ff"/>
    </style:style>
    <style:style style:name="P13" style:family="paragraph" style:parent-style-name="Preformatted_20_Text">
      <style:paragraph-properties fo:margin-top="0in" fo:margin-bottom="0in" loext:contextual-spacing="false" fo:padding="0in" fo:border="none"/>
      <style:text-properties fo:color="#ae81ff" style:font-name="Ubuntu Mono" fo:font-size="10.3999996185303pt"/>
    </style:style>
    <style:style style:name="P14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15" style:family="paragraph" style:parent-style-name="Preformatted_20_Text">
      <style:paragraph-properties fo:margin-top="0in" fo:margin-bottom="0in" loext:contextual-spacing="false" fo:padding="0in" fo:border="none"/>
      <style:text-properties officeooo:rsid="0017cf67" officeooo:paragraph-rsid="0017e504"/>
    </style:style>
    <style:style style:name="P16" style:family="paragraph" style:parent-style-name="Preformatted_20_Text">
      <style:text-properties style:font-name="Ubuntu Mono" fo:font-size="10.3999996185303pt" officeooo:rsid="0017e504" officeooo:paragraph-rsid="0017e504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officeooo:rsid="0017e504"/>
    </style:style>
    <style:style style:name="T3" style:family="text">
      <style:text-properties officeooo:rsid="0017cf67"/>
    </style:style>
    <style:style style:name="T4" style:family="text">
      <style:text-properties officeooo:rsid="00049ccf"/>
    </style:style>
    <style:style style:name="T5" style:family="text">
      <style:text-properties officeooo:rsid="0017e5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(paste("data/allreadsGWAS/BO5.10/03_bigRRout/lsm_allphenos_MAF20_020318",y,"log",sep="."))</text:p>
      <text:p text:style-name="P1">Quit: </text:p>
      <text:p text:style-name="P5"><text:bookmark text:name="rstudio_console_output"/>[1] "2018-02-03 15:27:15 PST"</text:p>
      <text:p text:style-name="P7">[1] "Bcin02g00200.1" </text:p>
      <text:p text:style-name="P7">Imputing missing values...Done.</text:p>
      <text:p text:style-name="P9">Error in glm.fit(x = structure(c(1, 1, 1, 1, 1, 1, 1, 1, 1, 1, 1, 1, 1, <text:s/>: </text:p>
      <text:p text:style-name="P8"><text:s text:c="2"/><text:span text:style-name="T1">NA/NaN/Inf in 'x'</text:span></text:p>
      <text:p text:style-name="P9">Error in obj$u : $ operator is invalid for atomic vectors</text:p>
      <text:p text:style-name="P9">Error in Pheno.HEM.result$u : $ operator is invalid for atomic vectors</text:p>
      <text:p text:style-name="P1"/>
      <text:p text:style-name="P1">Restarting:</text:p>
      <text:p text:style-name="P3">"2018-02-04 13:08:02 PST"</text:p>
      <text:p text:style-name="P3">[1] "Bcin02g00220.1"</text:p>
      <text:p text:style-name="P3"/>
      <text:p text:style-name="P3">Quit:</text:p>
      <text:p text:style-name="P6"><text:bookmark text:name="rstudio_console_output1"/>"2018-02-04 15:01:28 PST"</text:p>
      <text:p text:style-name="P7">[1] "Bcin03g06050.1"</text:p>
      <text:p text:style-name="P7">Imputing missing values...Done.</text:p>
      <text:p text:style-name="P7">Imputing missing values...Done.</text:p>
      <text:p text:style-name="P9">Error in solve.default(C) : </text:p>
      <text:p text:style-name="P8"><text:s text:c="2"/><text:span text:style-name="T1">system is computationally singular: reciprocal condition number = 1.11255e-35</text:span></text:p>
      <text:p text:style-name="P9">Error in Pheno.HEM.result$u : $ operator is invalid for atomic vectors</text:p>
      <text:p text:style-name="P3"/>
      <text:p text:style-name="P3">Restarting:</text:p>
      <text:p text:style-name="P3">[1] "2018-02-05 14:12:26 PST"</text:p>
      <text:p text:style-name="P3">[1] "Bcin03g06060.1"</text:p>
      <text:p text:style-name="P3"/>
      <text:p text:style-name="P11">Quit:</text:p>
      <text:p text:style-name="P16"><text:bookmark text:name="rstudio_console_output2"/>[1] "2018-02-05 22:21:43 PST"</text:p>
      <text:p text:style-name="P7">[1] "Bcin12g05670.1"</text:p>
      <text:p text:style-name="P7">Imputing missing values...Done.</text:p>
      <text:p text:style-name="P7">Imputing missing values...Done.</text:p>
      <text:p text:style-name="P9">Error in solve.default(C) : </text:p>
      <text:p text:style-name="P8"><text:s text:c="2"/><text:span text:style-name="T1">system is computationally singular: reciprocal condition number = 2.36385e-24</text:span></text:p>
      <text:p text:style-name="P9">Error in Pheno.HEM.result$u : $ operator is invalid for atomic vectors</text:p>
      <text:p text:style-name="P11"/>
      <text:p text:style-name="P11">Restarting:</text:p>
      <text:p text:style-name="P16"><text:bookmark text:name="rstudio_console_output3"/>[1] "2018-02-06 12:18:26 PST"</text:p>
      <text:p text:style-name="P7">[1] "Bcin12g05680.1"</text:p>
      <text:p text:style-name="P11"/>
      <text:p text:style-name="P3"/>
      <text:p text:style-name="P4">Skipped:</text:p>
      <text:p text:style-name="P2"><text:span text:style-name="T1">"Bcin02g00200.1" </text:span>aka 1594 <text:span text:style-name="T3">(did not skip for T4)</text:span></text:p>
      <text:p text:style-name="P3"><text:span text:style-name="T1">"Bcin03g06050.1"</text:span> aka 2446 (did skip for T4)</text:p>
      <text:p text:style-name="P15"><text:span text:style-name="T1">"Bcin12g05670.1" </text:span><text:span text:style-name="T2">aka (did skip for T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3:03:25.291009408</meta:creation-date>
    <dc:date>2018-02-06T12:18:43.170173320</dc:date>
    <meta:editing-duration>P1DT1H7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169" meta:character-count="1296" meta:non-whitespace-character-count="1153"/>
  </office:meta>
</office:document-meta>
</file>